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thin solid #131312" fo:border-bottom="thin solid #131312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131312" fo:border-left="thin solid #000000" fo:border-right="thin solid #000000" style:vertical-align="automatic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131312" fo:border-left="none" fo:border-right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16358" table:default-cell-style-name="ce1"/>
        <table:table-row table:style-name="ro1">
          <table:table-cell office:value-type="string" table:number-columns-spanned="1" table:number-rows-spanned="2" table:style-name="ce31">
            <text:p>Grupo XX</text:p>
          </table:table-cell>
          <table:table-cell office:value-type="string" table:number-columns-spanned="6" table:number-rows-spanned="1" table:style-name="ce32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2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2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2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0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5.5" table:style-name="ce7">
            <text:p>5.5</text:p>
          </table:table-cell>
          <table:table-cell table:number-columns-repeated="2" table:style-name="ce7"/>
          <table:table-cell office:value-type="float" office:value="5.5" table:formula="of:=SUM([.B3:.F3])" table:style-name="ce8">
            <text:p>5.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5.5" table:formula="of:=SUM([.S3];[.M3];[.G3];[.Y3])" table:style-name="ce9">
            <text:p>5.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formula="of:=SUM([.B4:.F4])" table:style-name="ce8">
            <text:p>1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" table:formula="of:=SUM([.S4];[.M4];[.G4];[.Y4])" table:style-name="ce9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formula="of:=SUM([.B5:.F5])" table:style-name="ce8">
            <text:p>1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" table:formula="of:=SUM([.S5];[.M5];[.G5];[.Y5])" table:style-name="ce9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Lógica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7:.F7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0" table:formula="of:=SUM([.S7];[.M7];[.G7];[.Y7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3">
            <text:p>Implementación GUI</text:p>
          </table:table-cell>
          <table:table-cell table:style-name="ce6"/>
          <table:table-cell table:style-name="ce7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B8:.F8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4"/>
          <table:table-cell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3" table:formula="of:=SUM([.B10:.F10])" table:style-name="ce16">
            <text:p>3</text:p>
          </table:table-cell>
          <table:table-cell table:number-columns-repeated="5" table:style-name="ce15"/>
          <table:table-cell office:value-type="float" office:value="0" table:formula="of:=SUM([.H10:.L10])" table:style-name="ce16">
            <text:p>0</text:p>
          </table:table-cell>
          <table:table-cell table:number-columns-repeated="3" table:style-name="ce15"/>
          <table:table-cell table:style-name="ce17"/>
          <table:table-cell table:style-name="ce15"/>
          <table:table-cell office:value-type="float" office:value="0" table:formula="of:=SUM([.N10:.R10])" table:style-name="ce16">
            <text:p>0</text:p>
          </table:table-cell>
          <table:table-cell table:number-columns-repeated="3" table:style-name="ce15"/>
          <table:table-cell table:style-name="ce17"/>
          <table:table-cell table:style-name="ce15"/>
          <table:table-cell office:value-type="float" office:value="0" table:formula="of:=SUM([.T10:.X10])" table:style-name="ce16">
            <text:p>0</text:p>
          </table:table-cell>
          <table:table-cell office:value-type="float" office:value="3" table:formula="of:=SUM([.S10];[.M10];[.G10];[.Y10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TOTAL x Integrante</text:p>
          </table:table-cell>
          <table:table-cell office:value-type="float" office:value="0" table:formula="of:=SUM([.B3:.B10])" table:style-name="ce19">
            <text:p>0</text:p>
          </table:table-cell>
          <table:table-cell office:value-type="float" office:value="0" table:formula="of:=SUM([.C3:.C10])" table:style-name="ce20">
            <text:p>0</text:p>
          </table:table-cell>
          <table:table-cell office:value-type="float" office:value="10.5" table:formula="of:=SUM([.D3:.D10])" table:style-name="ce20">
            <text:p>10.5</text:p>
          </table:table-cell>
          <table:table-cell office:value-type="float" office:value="0" table:formula="of:=SUM([.E3:.E10])" table:style-name="ce20">
            <text:p>0</text:p>
          </table:table-cell>
          <table:table-cell office:value-type="float" office:value="0" table:formula="of:=SUM([.F3:.F10])" table:style-name="ce21">
            <text:p>0</text:p>
          </table:table-cell>
          <table:table-cell office:value-type="float" office:value="10.5" table:formula="of:=SUM([.G3:.G10])" table:style-name="ce4">
            <text:p>10.5</text:p>
          </table:table-cell>
          <table:table-cell office:value-type="float" office:value="0" table:formula="of:=SUM([.H3:.H10])" table:style-name="ce20">
            <text:p>0</text:p>
          </table:table-cell>
          <table:table-cell office:value-type="float" office:value="0" table:formula="of:=SUM([.I3:.I10])" table:style-name="ce20">
            <text:p>0</text:p>
          </table:table-cell>
          <table:table-cell office:value-type="float" office:value="0" table:formula="of:=SUM([.J3:.J10])" table:style-name="ce20">
            <text:p>0</text:p>
          </table:table-cell>
          <table:table-cell office:value-type="float" office:value="0" table:formula="of:=SUM([.K3:.K10])" table:style-name="ce20">
            <text:p>0</text:p>
          </table:table-cell>
          <table:table-cell office:value-type="float" office:value="0" table:formula="of:=SUM([.L3:.L10])" table:style-name="ce21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9">
            <text:p>0</text:p>
          </table:table-cell>
          <table:table-cell office:value-type="float" office:value="0" table:formula="of:=SUM([.O3:.O10])" table:style-name="ce20">
            <text:p>0</text:p>
          </table:table-cell>
          <table:table-cell office:value-type="float" office:value="0" table:formula="of:=SUM([.P3:.P10])" table:style-name="ce20">
            <text:p>0</text:p>
          </table:table-cell>
          <table:table-cell office:value-type="float" office:value="0" table:formula="of:=SUM([.Q3:.Q10])" table:style-name="ce20">
            <text:p>0</text:p>
          </table:table-cell>
          <table:table-cell office:value-type="float" office:value="0" table:formula="of:=SUM([.R3:.R10])" table:style-name="ce21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9">
            <text:p>0</text:p>
          </table:table-cell>
          <table:table-cell office:value-type="float" office:value="0" table:formula="of:=SUM([.U3:.U10])" table:style-name="ce20">
            <text:p>0</text:p>
          </table:table-cell>
          <table:table-cell office:value-type="float" office:value="0" table:formula="of:=SUM([.V3:.V10])" table:style-name="ce20">
            <text:p>0</text:p>
          </table:table-cell>
          <table:table-cell office:value-type="float" office:value="0" table:formula="of:=SUM([.W3:.W10])" table:style-name="ce20">
            <text:p>0</text:p>
          </table:table-cell>
          <table:table-cell office:value-type="float" office:value="0" table:formula="of:=SUM([.X3:.X10])" table:style-name="ce21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0.5" table:formula="of:=SUM([.Z3:.Z10])" table:style-name="ce22">
            <text:p>10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23"/>
          <table:table-cell table:number-columns-repeated="16358"/>
        </table:table-row>
        <table:table-row table:style-name="ro1">
          <table:table-cell office:value-type="string" table:style-name="ce24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4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5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5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5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6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8-12T00:05:23Z</dc:date>
    <meta:editing-cycles>2</meta:editing-cycles>
    <meta:editing-duration>PT244S</meta:editing-duration>
  </office:meta>
</office:document-meta>
</file>